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3d3d3" draw:textarea-horizontal-align="justify" draw:textarea-vertical-align="middle" draw:auto-grow-height="false" fo:min-height="0.109cm" fo:min-width="4.072cm"/>
    </style:style>
    <style:style style:name="gr2" style:family="graphic" style:parent-style-name="standard">
      <style:graphic-properties draw:textarea-horizontal-align="justify" draw:textarea-vertical-align="middle" draw:auto-grow-height="false" fo:min-height="0.164cm" fo:min-width="3.616cm"/>
    </style:style>
    <style:style style:name="gr3" style:family="graphic" style:parent-style-name="objectwithoutfill">
      <style:graphic-properties svg:stroke-width="0.028cm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textarea-horizontal-align="justify" draw:textarea-vertical-align="middle" draw:auto-grow-height="false" fo:min-height="0.426cm" fo:min-width="1.278cm"/>
    </style:style>
    <style:style style:name="gr5" style:family="graphic" style:parent-style-name="standard">
      <style:graphic-properties draw:textarea-horizontal-align="justify" draw:textarea-vertical-align="middle" draw:auto-grow-height="false" fo:min-height="0.418cm" fo:min-width="1.278cm"/>
    </style:style>
    <style:style style:name="gr6" style:family="graphic" style:parent-style-name="standard">
      <style:graphic-properties draw:textarea-horizontal-align="justify" draw:textarea-vertical-align="middle" draw:auto-grow-height="false" fo:min-height="0.38cm" fo:min-width="1.278cm"/>
    </style:style>
    <style:style style:name="gr7" style:family="graphic" style:parent-style-name="standard">
      <style:graphic-properties draw:textarea-horizontal-align="justify" draw:textarea-vertical-align="middle" draw:auto-grow-height="false" fo:min-height="0.458cm" fo:min-width="1.278cm"/>
    </style:style>
    <style:style style:name="gr8" style:family="graphic" style:parent-style-name="standard">
      <style:graphic-properties draw:textarea-horizontal-align="justify" draw:textarea-vertical-align="middle" draw:auto-grow-height="false" fo:min-height="0.45cm" fo:min-width="1.278cm"/>
    </style:style>
    <style:style style:name="gr9" style:family="graphic" style:parent-style-name="standard">
      <style:graphic-properties draw:textarea-horizontal-align="justify" draw:textarea-vertical-align="middle" draw:auto-grow-height="false" fo:min-height="0.412cm" fo:min-width="1.278cm"/>
    </style:style>
    <style:style style:name="gr10" style:family="graphic" style:parent-style-name="standard">
      <style:graphic-properties svg:stroke-color="#d3d3d3" draw:textarea-horizontal-align="justify" draw:textarea-vertical-align="middle" draw:auto-grow-height="false" fo:min-height="0cm" fo:min-width="0.516cm"/>
    </style:style>
    <style:style style:name="gr11" style:family="graphic" style:parent-style-name="objectwithoutfill">
      <style:graphic-properties draw:marker-end="Symmetric_20_Arrow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solid" draw:fill-color="#fffff0" draw:auto-grow-height="false" fo:min-height="0cm"/>
    </style:style>
    <style:style style:name="gr13" style:family="graphic" style:parent-style-name="standard">
      <style:graphic-properties draw:stroke="none" svg:stroke-color="#000000" draw:fill="solid" draw:fill-color="#fffff0" draw:auto-grow-height="false" fo:min-height="0.289cm"/>
    </style:style>
    <style:style style:name="gr14" style:family="graphic" style:parent-style-name="standard">
      <style:graphic-properties draw:textarea-horizontal-align="justify" draw:textarea-vertical-align="middle" draw:auto-grow-height="false" fo:min-height="0.191cm" fo:min-width="3.278cm"/>
    </style:style>
    <style:style style:name="gr15" style:family="graphic" style:parent-style-name="standard">
      <style:graphic-properties draw:stroke="none" svg:stroke-color="#000000" draw:fill="solid" draw:fill-color="#fffff0" draw:auto-grow-height="false" fo:min-height="0.048cm"/>
    </style:style>
    <style:style style:name="gr16" style:family="graphic" style:parent-style-name="standard">
      <style:graphic-properties svg:stroke-color="#d3d3d3" draw:textarea-horizontal-align="justify" draw:textarea-vertical-align="middle" draw:auto-grow-height="false" fo:min-height="0.1cm" fo:min-width="5.342cm"/>
    </style:style>
    <style:style style:name="gr17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18" style:family="graphic" style:parent-style-name="standard">
      <style:graphic-properties draw:stroke="none" svg:stroke-color="#000000" draw:fill="solid" draw:fill-color="#fffff0" draw:auto-grow-height="false" fo:min-height="0.095cm"/>
    </style:style>
    <style:style style:name="gr19" style:family="graphic" style:parent-style-name="standard">
      <style:graphic-properties draw:stroke="none" svg:stroke-color="#000000" draw:fill="solid" draw:fill-color="#fffff0" fo:min-height="0.289cm"/>
    </style:style>
    <style:style style:name="gr20" style:family="graphic" style:parent-style-name="standard">
      <style:graphic-properties svg:stroke-color="#d3d3d3" draw:fill="solid" draw:fill-color="#fffff0" draw:textarea-horizontal-align="justify" draw:textarea-vertical-align="middle" draw:auto-grow-height="false" fo:min-height="0.131cm" fo:min-width="0.1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fo:font-style="italic" style:font-size-asian="18pt" style:font-size-complex="18pt"/>
    </style:style>
    <style:style style:name="P3" style:family="paragraph">
      <style:paragraph-properties fo:text-align="center"/>
      <style:text-properties fo:font-size="7pt"/>
    </style:style>
    <style:style style:name="P4" style:family="paragraph">
      <loext:graphic-properties draw:fill="none"/>
      <style:paragraph-properties fo:text-align="center"/>
      <style:text-properties fo:font-size="7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7pt"/>
    </style:style>
    <style:style style:name="P7" style:family="paragraph">
      <loext:graphic-properties draw:fill="solid"/>
      <style:paragraph-properties fo:text-align="center"/>
      <style:text-properties fo:font-size="7pt"/>
    </style:style>
    <style:style style:name="P8" style:family="paragraph">
      <loext:graphic-properties draw:fill="solid" draw:fill-color="#fffff0"/>
      <style:paragraph-properties fo:text-align="center"/>
      <style:text-properties fo:font-size="7pt" fo:font-style="italic" style:font-size-asian="7pt" style:font-size-complex="7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fill-color="#fffff0"/>
      <style:text-properties fo:font-size="7pt" fo:font-style="italic" style:font-size-asian="7pt" style:font-size-complex="7pt"/>
    </style:style>
    <style:style style:name="P11" style:family="paragraph">
      <style:paragraph-properties>
        <style:tab-stops/>
      </style:paragraph-properties>
    </style:style>
    <style:style style:name="P12" style:family="paragraph">
      <loext:graphic-properties draw:fill="solid" draw:fill-color="#fffff0"/>
      <style:paragraph-properties>
        <style:tab-stops/>
      </style:paragraph-properties>
      <style:text-properties fo:font-size="7pt" fo:font-style="italic" style:font-size-asian="7pt" style:font-size-complex="7pt"/>
    </style:style>
    <style:style style:name="P13" style:family="paragraph">
      <loext:graphic-properties draw:fill="solid" draw:fill-color="#fffff0"/>
      <style:paragraph-properties fo:text-align="center"/>
      <style:text-properties fo:font-size="7pt" fo:font-style="italic"/>
    </style:style>
    <style:style style:name="T1" style:family="text">
      <style:text-properties fo:font-size="7pt" fo:font-style="italic" style:font-size-asian="18pt" style:font-size-complex="18pt"/>
    </style:style>
    <style:style style:name="T2" style:family="text">
      <style:text-properties fo:font-size="7pt"/>
    </style:style>
    <style:style style:name="T3" style:family="text">
      <style:text-properties fo:font-size="7pt" fo:font-style="italic" style:font-size-asian="7pt" style:font-size-complex="7pt"/>
    </style:style>
    <style:style style:name="T4" style:family="text">
      <style:text-properties style:text-position="-33% 58%" fo:font-size="7pt" fo:font-style="italic" style:font-size-asian="7pt" style:font-size-complex="7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italic" fo:text-shadow="none" style:text-underline-style="none" fo:font-weight="normal" style:letter-kerning="true" style:font-name-asian="Noto Sans CJK SC Regular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7pt" fo:font-style="italic" fo:text-shadow="none" style:text-underline-style="none" fo:font-weight="normal" style:letter-kerning="true" style:font-name-asian="Noto Sans CJK SC Regular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7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72cm" svg:height="0.359cm" svg:x="1.778cm" svg:y="0.008cm">
          <text:p text:style-name="P1"><text:span text:style-name="T1">Trayectoria original con R conformacio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4.116cm" svg:height="0.414cm" svg:x="2.006cm" svg:y="0.91cm">
          <draw:glue-point draw:id="4" svg:x="-3.663cm" svg:y="5cm"/>
          <draw:glue-point draw:id="5" svg:x="-2.12cm" svg:y="5.024cm"/>
          <draw:glue-point draw:id="6" svg:x="2.507cm" svg:y="5cm"/>
          <text:p text:style-name="P1"><text:span text:style-name="T2">Dividir trayectoria en M segmento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4.064cm" svg:y1="0.367cm" svg:x2="4.064cm" svg:y2="0.91cm" draw:start-shape="id1" draw:start-glue-point="2" draw:end-shape="id2" draw:end-glue-point="0" svg:d="M4064 367v543" svg:viewBox="0 0 1 544">
          <text:p/>
        </draw:connector>
        <draw:custom-shape draw:style-name="gr4" draw:text-style-name="P3" xml:id="id3" draw:id="id3" draw:layer="layout" svg:width="1.778cm" svg:height="0.676cm" svg:x="0.396cm" svg:y="2.48cm">
          <text:p text:style-name="P1"><text:span text:style-name="T2">Reducir</text:span></text:p>
          <text:p text:style-name="P1"><text:span text:style-name="T2">localm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5" draw:id="id5" draw:layer="layout" svg:width="1.778cm" svg:height="0.668cm" svg:x="2.582cm" svg:y="2.488cm">
          <text:p text:style-name="P5"><text:span text:style-name="T2">Reducir</text:span></text:p>
          <text:p text:style-name="P1"><text:span text:style-name="T2">localm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7" draw:id="id7" draw:layer="layout" svg:width="1.778cm" svg:height="0.63cm" svg:x="6.114cm" svg:y="2.526cm">
          <text:p text:style-name="P5"><text:span text:style-name="T2">Reducir</text:span></text:p>
          <text:p text:style-name="P5"><text:span text:style-name="T2">localm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4" draw:id="id4" draw:layer="layout" svg:width="1.778cm" svg:height="0.708cm" svg:x="0.396cm" svg:y="4.18cm">
          <text:p text:style-name="P5"><text:span text:style-name="T2">Reducir</text:span></text:p>
          <text:p text:style-name="P5"><text:span text:style-name="T2">globalm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6" draw:id="id6" draw:layer="layout" svg:width="1.778cm" svg:height="0.7cm" svg:x="2.582cm" svg:y="4.188cm">
          <text:p text:style-name="P5"><text:span text:style-name="T2">Reducir</text:span></text:p>
          <text:p text:style-name="P1"><text:span text:style-name="T2">globalm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xml:id="id8" draw:id="id8" draw:layer="layout" svg:width="1.778cm" svg:height="0.662cm" svg:x="6.114cm" svg:y="4.226cm">
          <text:p text:style-name="P5"><text:span text:style-name="T2">Reducir</text:span></text:p>
          <text:p text:style-name="P1"><text:span text:style-name="T2">globalm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016cm" svg:height="0.235cm" svg:x="4.826cm" svg:y="4.364cm">
          <text:p text:style-name="P1"><text:span text:style-name="T2">…</text:span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7" draw:layer="layout" draw:type="line" svg:x1="1.285cm" svg:y1="3.156cm" svg:x2="1.285cm" svg:y2="4.18cm" draw:start-shape="id3" draw:start-glue-point="2" draw:end-shape="id4" draw:end-glue-point="0" svg:d="M1285 3156v1024" svg:viewBox="0 0 1 1025">
          <text:p/>
        </draw:connector>
        <draw:connector draw:style-name="gr11" draw:text-style-name="P7" draw:layer="layout" draw:type="line" svg:x1="3.471cm" svg:y1="3.156cm" svg:x2="3.471cm" svg:y2="4.188cm" draw:start-shape="id5" draw:start-glue-point="2" draw:end-shape="id6" draw:end-glue-point="0" svg:d="M3471 3156v1032" svg:viewBox="0 0 1 1033">
          <text:p/>
        </draw:connector>
        <draw:connector draw:style-name="gr11" draw:text-style-name="P7" draw:layer="layout" draw:type="line" svg:x1="7.003cm" svg:y1="3.156cm" svg:x2="7.003cm" svg:y2="4.226cm" draw:start-shape="id7" draw:start-glue-point="2" draw:end-shape="id8" draw:end-glue-point="0" svg:d="M7003 3156v1070" svg:viewBox="0 0 1 1071">
          <text:p/>
        </draw:connector>
        <draw:frame draw:style-name="gr12" draw:text-style-name="P8" draw:layer="layout" svg:width="2.124cm" svg:height="0.425cm" svg:x="0.281cm" svg:y="3.393cm">
          <draw:text-box>
            <text:p text:style-name="P1"><text:span text:style-name="T3">N</text:span><text:span text:style-name="T4">1</text:span><text:span text:style-name="T3"> candidatas</text:span></text:p>
          </draw:text-box>
        </draw:frame>
        <draw:frame draw:style-name="gr13" draw:text-style-name="P8" draw:layer="layout" svg:width="2.107cm" svg:height="0.425cm" svg:x="5.913cm" svg:y="3.393cm">
          <draw:text-box>
            <text:p text:style-name="P1"><text:span text:style-name="T5">N</text:span><text:span text:style-name="T6">M </text:span><text:span text:style-name="T3">candidatas</text:span></text:p>
          </draw:text-box>
        </draw:frame>
        <draw:custom-shape draw:style-name="gr14" draw:text-style-name="P3" xml:id="id9" draw:id="id9" draw:layer="layout" svg:width="3.778cm" svg:height="0.441cm" svg:x="2.429cm" svg:y="5.979cm">
          <draw:glue-point draw:id="4" svg:x="2.398cm" svg:y="-5.018cm"/>
          <draw:glue-point draw:id="5" svg:x="-3.652cm" svg:y="-5.018cm"/>
          <draw:glue-point draw:id="6" svg:x="-1.299cm" svg:y="-5.018cm"/>
          <text:p text:style-name="P1"><text:span text:style-name="T2">Ensamblar representativ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8" draw:layer="layout" svg:width="2.126cm" svg:height="0.425cm" svg:x="2.438cm" svg:y="3.393cm">
          <draw:text-box>
            <text:p text:style-name="P1"><text:span text:style-name="T3">N</text:span><text:span text:style-name="T4">2</text:span><text:span text:style-name="T3"> candidatas</text:span></text:p>
          </draw:text-box>
        </draw:frame>
        <draw:custom-shape draw:style-name="gr16" draw:text-style-name="P2" xml:id="id10" draw:id="id10" draw:layer="layout" svg:width="5.842cm" svg:height="0.35cm" svg:x="1.397cm" svg:y="6.986cm">
          <text:p text:style-name="P1"><text:span text:style-name="T1">Trayectoria reducida con S conformaciones ( S &lt;&lt; R )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7" draw:layer="layout" draw:type="line" svg:x1="4.318cm" svg:y1="6.42cm" svg:x2="4.318cm" svg:y2="6.986cm" draw:start-shape="id9" draw:start-glue-point="2" draw:end-shape="id10" draw:end-glue-point="0" svg:d="M4318 6420v566" svg:viewBox="0 0 1 567">
          <text:p/>
        </draw:connector>
        <draw:connector draw:style-name="gr11" draw:text-style-name="P9" draw:layer="layout" draw:line-skew="0.13cm" svg:x1="2.557cm" svg:y1="1.324cm" svg:x2="1.285cm" svg:y2="2.48cm" draw:start-shape="id2" draw:start-glue-point="4" draw:end-shape="id3" svg:d="M2557 1324v708h-1272v448" svg:viewBox="0 0 1273 1157">
          <text:p/>
        </draw:connector>
        <draw:connector draw:style-name="gr17" draw:text-style-name="P9" draw:layer="layout" draw:line-skew="0.126cm" svg:x1="3.192cm" svg:y1="1.324cm" svg:x2="3.471cm" svg:y2="2.488cm" draw:start-shape="id2" draw:start-glue-point="5" draw:end-shape="id5" svg:d="M3192 1324v708h279v456" svg:viewBox="0 0 280 1165">
          <text:p/>
        </draw:connector>
        <draw:connector draw:style-name="gr17" draw:text-style-name="P9" draw:layer="layout" draw:line-skew="0.107cm" svg:x1="5.095cm" svg:y1="1.324cm" svg:x2="7.003cm" svg:y2="2.526cm" draw:start-shape="id2" draw:start-glue-point="6" draw:end-shape="id7" draw:end-glue-point="0" svg:d="M5095 1324v708h1908v494" svg:viewBox="0 0 1909 1203">
          <text:p/>
        </draw:connector>
        <draw:connector draw:style-name="gr17" draw:text-style-name="P9" draw:layer="layout" svg:x1="1.285cm" svg:y1="4.888cm" svg:x2="2.939cm" svg:y2="5.979cm" draw:start-shape="id4" draw:start-glue-point="2" draw:end-shape="id9" draw:end-glue-point="5" svg:d="M1285 4888v545h1654v546" svg:viewBox="0 0 1655 1092">
          <text:p/>
        </draw:connector>
        <draw:connector draw:style-name="gr17" draw:text-style-name="P9" draw:layer="layout" svg:x1="3.471cm" svg:y1="4.888cm" svg:x2="3.828cm" svg:y2="5.979cm" draw:start-shape="id6" draw:start-glue-point="2" draw:end-shape="id9" draw:end-glue-point="6" svg:d="M3471 4888v545h357v546" svg:viewBox="0 0 358 1092">
          <text:p/>
        </draw:connector>
        <draw:connector draw:style-name="gr17" draw:text-style-name="P9" draw:layer="layout" svg:x1="7.003cm" svg:y1="4.888cm" svg:x2="5.223cm" svg:y2="5.979cm" draw:start-shape="id8" draw:start-glue-point="2" draw:end-shape="id9" draw:end-glue-point="4" svg:d="M7003 4888v545h-1780v546" svg:viewBox="0 0 1781 1092">
          <text:p/>
        </draw:connector>
        <draw:frame draw:style-name="gr12" draw:text-style-name="P8" draw:layer="layout" svg:width="2.554cm" svg:height="0.345cm" svg:x="0.113cm" svg:y="5.051cm">
          <draw:text-box>
            <text:p text:style-name="P1"><text:span text:style-name="T3">K</text:span><text:span text:style-name="T4">1 </text:span><text:span text:style-name="T3">representativas</text:span></text:p>
          </draw:text-box>
        </draw:frame>
        <draw:frame draw:style-name="gr18" draw:text-style-name="P8" draw:layer="layout" svg:width="2.781cm" svg:height="0.345cm" svg:x="2.453cm" svg:y="5.042cm">
          <draw:text-box>
            <text:p text:style-name="P1"><text:span text:style-name="T3">K</text:span><text:span text:style-name="T4">2 </text:span><text:span text:style-name="T3">representativas</text:span></text:p>
          </draw:text-box>
        </draw:frame>
        <draw:frame draw:style-name="gr12" draw:text-style-name="P8" draw:layer="layout" svg:width="2.54cm" svg:height="0.345cm" svg:x="5.461cm" svg:y="5.051cm">
          <draw:text-box>
            <text:p text:style-name="P1"><text:span text:style-name="T3">K</text:span><text:span text:style-name="T4">M </text:span><text:span text:style-name="T3">representativas</text:span></text:p>
          </draw:text-box>
        </draw:frame>
        <draw:custom-shape draw:style-name="gr10" draw:text-style-name="P3" draw:layer="layout" svg:width="1.016cm" svg:height="0.235cm" svg:x="4.037cm" svg:y="5.658cm">
          <text:p text:style-name="P1"><text:span text:style-name="T2">…</text:span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016cm" svg:height="0.235cm" svg:x="4.699cm" svg:y="2.675cm">
          <text:p text:style-name="P1"><text:span text:style-name="T2">…</text:span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0" draw:layer="layout" svg:width="1.812cm" svg:height="0.539cm" svg:x="0.635cm" svg:y="1.447cm">
          <draw:text-box>
            <text:p><text:span text:style-name="T3">Segmento</text:span><text:span text:style-name="T4">1</text:span></text:p>
          </draw:text-box>
        </draw:frame>
        <draw:frame draw:style-name="gr13" draw:text-style-name="P12" draw:layer="layout" svg:width="1.778cm" svg:height="0.381cm" svg:x="2.667cm" svg:y="1.451cm">
          <draw:text-box>
            <text:p text:style-name="P11"><text:span text:style-name="T3">Segmento</text:span><text:span text:style-name="T4">2</text:span></text:p>
          </draw:text-box>
        </draw:frame>
        <draw:frame draw:style-name="gr19" draw:text-style-name="P10" draw:layer="layout" svg:width="1.752cm" svg:height="0.539cm" svg:x="5.249cm" svg:y="1.447cm">
          <draw:text-box>
            <text:p><text:span text:style-name="T3">Segmento</text:span><text:span text:style-name="T4">M</text:span></text:p>
          </draw:text-box>
        </draw:frame>
        <draw:custom-shape draw:style-name="gr20" draw:text-style-name="P13" draw:layer="layout" svg:width="0.655cm" svg:height="0.381cm" svg:x="4.271cm" svg:y="1.426cm">
          <text:p text:style-name="P1"><text:span text:style-name="T7">…</text:span><text:span text:style-name="T7">...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4" svg:stroke-color="#000000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Symmetric_20_Arrow" draw:fill="solid" draw:fill-color="#ffffff" draw:fill-gradient-name="Gradient_20_2" draw:fill-hatch-name="Hatching_20_1" draw:fill-image-name="Bitmap_20_1"/>
      <style:text-properties fo: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26cm" fo:page-height="7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16:32:32.577886930</meta:creation-date>
    <dc:date>2019-09-22T21:25:57.724621027</dc:date>
    <meta:editing-duration>PT53M27S</meta:editing-duration>
    <meta:editing-cycles>25</meta:editing-cycles>
    <meta:generator>LibreOffice/6.0.3.2$Linux_X86_64 LibreOffice_project/00m0$Build-2</meta:generator>
    <meta:document-statistic meta:object-count="34"/>
  </office:meta>
</office:document-meta>
</file>